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94cm" style:rel-column-width="1811*"/>
    </style:style>
    <style:style style:name="Tableau1.B" style:family="table-column">
      <style:table-column-properties style:column-width="2.011cm" style:rel-column-width="1140*"/>
    </style:style>
    <style:style style:name="Tableau1.C" style:family="table-column">
      <style:table-column-properties style:column-width="8.701cm" style:rel-column-width="4933*"/>
    </style:style>
    <style:style style:name="Tableau1.D" style:family="table-column">
      <style:table-column-properties style:column-width="3.094cm" style:rel-column-width="1754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language="zxx" fo:country="none" style:text-underline-style="solid" style:text-underline-width="auto" style:text-underline-color="font-color" fo:font-weight="bold" officeooo:rsid="0002adf4" officeooo:paragraph-rsid="0002adf4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2adf4" officeooo:paragraph-rsid="0002adf4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6cd1b" officeooo:paragraph-rsid="0007f03f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cf88d" officeooo:paragraph-rsid="000e3fa2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2adf4" officeooo:paragraph-rsid="0002adf4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2d93b" officeooo:paragraph-rsid="0002d93b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48858" officeooo:paragraph-rsid="00048858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64d9c" officeooo:paragraph-rsid="00064d9c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97634" officeooo:paragraph-rsid="00097634" style:language-asian="zxx" style:country-asian="none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2adf4" officeooo:paragraph-rsid="0002adf4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06cd1b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0e3fa2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06cd1b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1231a4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16d3ab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0f7584" officeooo:paragraph-rsid="000f7584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0f7584" officeooo:paragraph-rsid="000f7584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solid" style:text-underline-width="auto" style:text-underline-color="font-color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19bada" officeooo:paragraph-rsid="0019bada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12bc7f" officeooo:paragraph-rsid="0012bc7f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0cf88d" officeooo:paragraph-rsid="000e3fa2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2bc7f" officeooo:paragraph-rsid="0012bc7f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1132b9" officeooo:paragraph-rsid="001132b9" style:language-asian="zxx" style:country-asian="none" style:language-complex="zxx" style:country-complex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6cd1b"/>
    </style:style>
    <style:style style:name="T3" style:family="text">
      <style:text-properties style:text-underline-style="none" officeooo:rsid="0007f03f"/>
    </style:style>
    <style:style style:name="T4" style:family="text">
      <style:text-properties style:text-underline-style="none" officeooo:rsid="00097273"/>
    </style:style>
    <style:style style:name="T5" style:family="text">
      <style:text-properties style:text-underline-style="none" officeooo:rsid="0002d93b"/>
    </style:style>
    <style:style style:name="T6" style:family="text">
      <style:text-properties style:text-underline-style="none" officeooo:rsid="000d2497"/>
    </style:style>
    <style:style style:name="T7" style:family="text">
      <style:text-properties style:text-underline-style="none" officeooo:rsid="0012bc7f"/>
    </style:style>
    <style:style style:name="T8" style:family="text">
      <style:text-properties officeooo:rsid="0002d93b"/>
    </style:style>
    <style:style style:name="T9" style:family="text">
      <style:text-properties officeooo:rsid="000a561e"/>
    </style:style>
    <style:style style:name="T10" style:family="text">
      <style:text-properties officeooo:rsid="001231a4"/>
    </style:style>
    <style:style style:name="T11" style:family="text">
      <style:text-properties officeooo:rsid="00160c93"/>
    </style:style>
    <style:style style:name="T12" style:family="text">
      <style:text-properties officeooo:rsid="0016d3ab"/>
    </style:style>
    <style:style style:name="T13" style:family="text">
      <style:text-properties fo:color="#00a933" loext:opacity="100%"/>
    </style:style>
    <style:style style:name="T14" style:family="text">
      <style:text-properties fo:color="#00a933" loext:opacity="100%" style:text-underline-style="none"/>
    </style:style>
    <style:style style:name="T15" style:family="text">
      <style:text-properties fo:color="#00a933" loext:opacity="100%" style:text-underline-style="none" officeooo:rsid="0012bc7f"/>
    </style:style>
    <style:style style:name="T16" style:family="text">
      <style:text-properties fo:color="#00a933" loext:opacity="100%" style:text-underline-style="none" officeooo:rsid="0002d93b"/>
    </style:style>
    <style:style style:name="T17" style:family="text">
      <style:text-properties fo:color="#00a933" loext:opacity="100%" officeooo:rsid="0012bc7f"/>
    </style:style>
    <style:style style:name="T18" style:family="text">
      <style:text-properties fo:color="#00a933" loext:opacity="100%" officeooo:rsid="00148f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 Réseau :</text:p>
      <text:p text:style-name="P1"><text:span text:style-name="T1"/></text:p>
      <text:p text:style-name="P2"><text:span text:style-name="T1">1.a.</text:span><text:span text:style-name="T2">b</text:span><text:span text:style-name="T1">)</text:span></text:p>
      <text:p text:style-name="P11">La machine M aura une @ sur le réseau 164.81.118.0/24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id</text:p>
          </table:table-cell>
          <table:table-cell table:style-name="Tableau1.A1" office:value-type="string">
            <text:p text:style-name="P6">Machine m<text:span text:style-name="T9">in</text:span></text:p>
          </table:table-cell>
          <table:table-cell table:style-name="Tableau1.A1" office:value-type="string">
            <text:p text:style-name="P6">Plage <text:span text:style-name="T8">DHCP nécessaire</text:span></text:p>
          </table:table-cell>
          <table:table-cell table:style-name="Tableau1.D1" office:value-type="string">
            <text:p text:style-name="P6">Max de machine dispo</text:p>
          </table:table-cell>
        </table:table-row>
        <table:table-row>
          <table:table-cell table:style-name="Tableau1.A2" office:value-type="string">
            <text:p text:style-name="P7">Zone personnel</text:p>
          </table:table-cell>
          <table:table-cell table:style-name="Tableau1.A2" office:value-type="string">
            <text:p text:style-name="P7">289</text:p>
          </table:table-cell>
          <table:table-cell table:style-name="Tableau1.A2" office:value-type="string">
            <text:p text:style-name="P7">De 172.15.100.1/23 à 172.15.101.254/23</text:p>
          </table:table-cell>
          <table:table-cell table:style-name="Tableau1.D2" office:value-type="string">
            <text:p text:style-name="P10">510</text:p>
          </table:table-cell>
        </table:table-row>
        <table:table-row>
          <table:table-cell table:style-name="Tableau1.A2" office:value-type="string">
            <text:p text:style-name="P7">Zone client</text:p>
          </table:table-cell>
          <table:table-cell table:style-name="Tableau1.A2" office:value-type="string">
            <text:p text:style-name="P7">700</text:p>
          </table:table-cell>
          <table:table-cell table:style-name="Tableau1.A2" office:value-type="string">
            <text:p text:style-name="P7">De 172.15.96.1/22 à 172.15.99.254/22</text:p>
          </table:table-cell>
          <table:table-cell table:style-name="Tableau1.D2" office:value-type="string">
            <text:p text:style-name="P10">1022</text:p>
          </table:table-cell>
        </table:table-row>
        <table:table-row>
          <table:table-cell table:style-name="Tableau1.A2" office:value-type="string">
            <text:p text:style-name="P7">Zone serveur</text:p>
          </table:table-cell>
          <table:table-cell table:style-name="Tableau1.A2" office:value-type="string">
            <text:p text:style-name="P8">X</text:p>
          </table:table-cell>
          <table:table-cell table:style-name="Tableau1.A2" office:value-type="string">
            <text:p text:style-name="P8">De 172.15.102.1/24 à 172.15.102.254/24</text:p>
          </table:table-cell>
          <table:table-cell table:style-name="Tableau1.D2" office:value-type="string">
            <text:p text:style-name="P9">254</text:p>
          </table:table-cell>
        </table:table-row>
        <table:table-row>
          <table:table-cell table:style-name="Tableau1.A2" office:value-type="string">
            <text:p text:style-name="P8">Zone routeur</text:p>
          </table:table-cell>
          <table:table-cell table:style-name="Tableau1.A2" office:value-type="string">
            <text:p text:style-name="P31">6</text:p>
          </table:table-cell>
          <table:table-cell table:style-name="Tableau1.A2" office:value-type="string">
            <text:p text:style-name="P9">De 172.15.103.1/24 à 172.15.103.254/24</text:p>
          </table:table-cell>
          <table:table-cell table:style-name="Tableau1.D2" office:value-type="string">
            <text:p text:style-name="P9">254</text:p>
          </table:table-cell>
        </table:table-row>
        <table:table-row>
          <table:table-cell table:style-name="Tableau1.A2" office:value-type="string">
            <text:p text:style-name="P31">Zone routeur R/R_S</text:p>
          </table:table-cell>
          <table:table-cell table:style-name="Tableau1.A2" office:value-type="string">
            <text:p text:style-name="P31">2</text:p>
          </table:table-cell>
          <table:table-cell table:style-name="Tableau1.A2" office:value-type="string">
            <text:p text:style-name="P31">De 172.15.103.1/25 à <text:s/>172.15.103.126/25</text:p>
          </table:table-cell>
          <table:table-cell table:style-name="Tableau1.D2" office:value-type="string">
            <text:p text:style-name="P31">126</text:p>
          </table:table-cell>
        </table:table-row>
        <table:table-row>
          <table:table-cell table:style-name="Tableau1.A2" office:value-type="string">
            <text:p text:style-name="P31">Zone routeur R/R_P</text:p>
          </table:table-cell>
          <table:table-cell table:style-name="Tableau1.A2" office:value-type="string">
            <text:p text:style-name="P31">2</text:p>
          </table:table-cell>
          <table:table-cell table:style-name="Tableau1.A2" office:value-type="string">
            <text:p text:style-name="P31">De 172.15.103.129/26 à 172.15.103.190/26</text:p>
          </table:table-cell>
          <table:table-cell table:style-name="Tableau1.D2" office:value-type="string">
            <text:p text:style-name="P31">62</text:p>
          </table:table-cell>
        </table:table-row>
        <table:table-row>
          <table:table-cell table:style-name="Tableau1.A2" office:value-type="string">
            <text:p text:style-name="P31">Zone routeur</text:p>
            <text:p text:style-name="P31">R/R_C</text:p>
          </table:table-cell>
          <table:table-cell table:style-name="Tableau1.A2" office:value-type="string">
            <text:p text:style-name="P31">2</text:p>
          </table:table-cell>
          <table:table-cell table:style-name="Tableau1.A2" office:value-type="string">
            <text:p text:style-name="P31">De 172.15.103.193/26 à 172.15.103.254/26</text:p>
          </table:table-cell>
          <table:table-cell table:style-name="Tableau1.D2" office:value-type="string">
            <text:p text:style-name="P31">62</text:p>
          </table:table-cell>
        </table:table-row>
      </table:table>
      <text:p text:style-name="P12"/>
      <text:p text:style-name="P12"/>
      <text:p text:style-name="P12">c)</text:p>
      <text:p text:style-name="P12">Il y a <text:span text:style-name="T10">6</text:span> réseaux :</text:p>
      <text:p text:style-name="P16">- R,R_S : sur l'@ 172.15.103.0/2<text:span text:style-name="T10">5</text:span></text:p>
      <text:p text:style-name="P16">- <text:span text:style-name="T10">R</text:span>,R_P : sur l'@ 172.15.103.<text:span text:style-name="T10">128</text:span>/2<text:span text:style-name="T10">6</text:span></text:p>
      <text:p text:style-name="P16">- <text:span text:style-name="T10">R</text:span>,R_C : sur l'@ 172.15.103.<text:span text:style-name="T10">192</text:span>/2<text:span text:style-name="T10">6</text:span></text:p>
      <text:p text:style-name="P12">- R_S, SF : sur l'@ 172.15.102.0/24</text:p>
      <text:p text:style-name="P3"><text:span text:style-name="T1">- </text:span><text:span text:style-name="T3">R_P, PCA,PCB : </text:span><text:span text:style-name="T1">sur l'@ 172.15.10</text:span><text:span text:style-name="T3">0</text:span><text:span text:style-name="T1">.0/2</text:span><text:span text:style-name="T4">3</text:span></text:p>
      <text:p text:style-name="P3"><text:span text:style-name="T1">- </text:span><text:span text:style-name="T3">R_C, PCC, PCD : susr l'@ </text:span><text:span text:style-name="T1">sur l'@ 172.15.</text:span><text:span text:style-name="T3">96</text:span><text:span text:style-name="T1">.0/2</text:span><text:span text:style-name="T4">2</text:span></text:p>
      <text:p text:style-name="P4"><text:span text:style-name="T4"/></text:p>
      <text:p text:style-name="P22"><text:span text:style-name="T4">r</text:span><text:span text:style-name="T1">outage</text:span></text:p>
      <text:p text:style-name="P25"><text:span text:style-name="T1">adressage</text:span></text:p>
      <text:p text:style-name="P21"><text:span text:style-name="T1">dhcp</text:span></text:p>
      <text:p text:style-name="P4"><text:span text:style-name="T4"/></text:p>
      <text:p text:style-name="P4"><text:span text:style-name="T4">R : </text:span><text:span text:style-name="T14">ip a add </text:span><text:span text:style-name="T15">172.15.103.1/25 dev eth0</text:span></text:p>
      <text:p text:style-name="P26"><text:span text:style-name="T7">ip link set dev eth0 up</text:span></text:p>
      <text:p text:style-name="P26"><text:span text:style-name="T7">ip a add 172.15.103.129/26 dev eth1</text:span></text:p>
      <text:p text:style-name="P27"><text:span text:style-name="T1">ip link set dev eth1 up</text:span></text:p>
      <text:p text:style-name="P27"><text:span text:style-name="T1">ip a add 172.15.103.193/26 dev eth2</text:span></text:p>
      <text:p text:style-name="P27"><text:span text:style-name="T1">ip link set dev eth2 up</text:span></text:p>
      <text:p text:style-name="P22"><text:span text:style-name="T1">ip route add 172.15.102.0/24 via 172.15.103.2 dev eth0</text:span></text:p>
      <text:p text:style-name="P22"><text:span text:style-name="T1">ip route add 172.15.100.0/23 via 172.15.103.130 dev eth1</text:span></text:p>
      <text:p text:style-name="P23">ip route add 172.15.96.0/22 via 172.15.103.194 dev eth2</text:p>
      <text:p text:style-name="P4"><text:soft-page-break/><text:span text:style-name="T4">R</text:span><text:span text:style-name="T1">_S : </text:span><text:span text:style-name="T14">ip a add </text:span><text:span text:style-name="T15">172.15.103.2/25</text:span><text:span text:style-name="T14"> dev eth0</text:span></text:p>
      <text:p text:style-name="P28">ip link set dev eth0 up</text:p>
      <text:p text:style-name="P28">ip a add 172.15.102.254/24 dev eth1</text:p>
      <text:p text:style-name="P28">ip link set dev eth1 up</text:p>
      <text:p text:style-name="P24">ip route add default via 172.15.103.1 dev eth0</text:p>
      <text:p text:style-name="P4"><text:span text:style-name="T1"/></text:p>
      <text:p text:style-name="P13">R_P : <text:span text:style-name="T13">ip a add </text:span><text:span text:style-name="T17">172.15.103.130/26</text:span><text:span text:style-name="T13"> dev eth0</text:span></text:p>
      <text:p text:style-name="P28">ip link set dev eth0 up</text:p>
      <text:p text:style-name="P26"><text:span text:style-name="T1">ip a add </text:span><text:span text:style-name="T5">172.15.101.254/23</text:span><text:span text:style-name="T1"> dev eth1</text:span></text:p>
      <text:p text:style-name="P28">ip link set dev eth1 up</text:p>
      <text:p text:style-name="P24">ip route add default via 172.15.103.129 dev eth0</text:p>
      <text:p text:style-name="P4"><text:span text:style-name="T1"/></text:p>
      <text:p text:style-name="P14">R_C : <text:span text:style-name="T13">ip a add </text:span><text:span text:style-name="T17">172.15.103.194/</text:span><text:span text:style-name="T18">26</text:span><text:span text:style-name="T13"> dev eth0</text:span></text:p>
      <text:p text:style-name="P29">ip link set dev eth0 up</text:p>
      <text:p text:style-name="P30">ip a <text:s/>add 172.15.<text:span text:style-name="T8">99.254/</text:span>22 dev eth1</text:p>
      <text:p text:style-name="P30">ip link set dev eth1 up</text:p>
      <text:p text:style-name="P24">ip route add default via 172.15.103.193 dev eth0</text:p>
      <text:p text:style-name="P5"><text:span text:style-name="T1"/></text:p>
      <text:p text:style-name="P19">fichier : /etc/network/interfaces</text:p>
      <text:p text:style-name="P19">ddns-update-style none;</text:p>
      <text:p text:style-name="P20"><text:span text:style-name="T1"/></text:p>
      <text:p text:style-name="P20"><text:span text:style-name="T1">subnet </text:span><text:span text:style-name="T5">172.15.96.</text:span><text:span text:style-name="T1">.0 netmask 255:255:2</text:span></text:p>
      <text:p text:style-name="P4"><text:span text:style-name="T1"/></text:p>
      <text:p text:style-name="P13">SF : <text:span text:style-name="T13">ip a add 172.15.102.1/24 dev eth0</text:span></text:p>
      <text:p text:style-name="P28">ip link set dev eth0 up</text:p>
      <text:p text:style-name="P13">ip route add default via <text:span text:style-name="T11">172.15.102.254</text:span></text:p>
      <text:p text:style-name="P4"><text:span text:style-name="T1"/></text:p>
      <text:p text:style-name="P4"><text:span text:style-name="T1">PCA : </text:span><text:span text:style-name="T14">ip a add <text:s/></text:span><text:span text:style-name="T16">172.15.100.1/23 </text:span><text:span text:style-name="T14">dev eth0</text:span></text:p>
      <text:p text:style-name="P28">ip link set dev eth0 up</text:p>
      <text:p text:style-name="P13">ip route add default via <text:span text:style-name="T12">172.15.101.254</text:span></text:p>
      <text:p text:style-name="P4"><text:span text:style-name="T1"/></text:p>
      <text:p text:style-name="P4"><text:span text:style-name="T1">PCB : </text:span><text:span text:style-name="T14">ip a add <text:s/></text:span><text:span text:style-name="T16">172.15.100.</text:span><text:span text:style-name="T14">2</text:span><text:span text:style-name="T16">/23 </text:span><text:span text:style-name="T14">dev eth0</text:span></text:p>
      <text:p text:style-name="P28">ip link set dev eth0 up</text:p>
      <text:p text:style-name="P17">ip route add default via <text:span text:style-name="T12">172.15.101.254</text:span></text:p>
      <text:p text:style-name="P4"><text:span text:style-name="T1"/></text:p>
      <text:p text:style-name="P4"><text:span text:style-name="T1">PCC : </text:span><text:span text:style-name="T6">adressage dynamique</text:span></text:p>
      <text:p text:style-name="P4"><text:span text:style-name="T6"/></text:p>
      <text:p text:style-name="P4"><text:span text:style-name="T1">PCD : </text:span><text:span text:style-name="T6">adressage dynamique</text:span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3:58:08.974000000</meta:creation-date>
    <dc:date>2024-05-15T11:33:36.959000000</dc:date>
    <meta:editing-duration>PT2H32M42S</meta:editing-duration>
    <meta:editing-cycles>22</meta:editing-cycles>
    <meta:generator>LibreOffice/7.6.4.1$Windows_X86_64 LibreOffice_project/e19e193f88cd6c0525a17fb7a176ed8e6a3e2aa1</meta:generator>
    <meta:document-statistic meta:table-count="1" meta:image-count="0" meta:object-count="0" meta:page-count="2" meta:paragraph-count="85" meta:word-count="376" meta:character-count="2088" meta:non-whitespace-character-count="1793"/>
  </office:meta>
</office:document-meta>
</file>